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2"/>
          <table:table-cell table:style-name="ce1" office:value-type="string" calcext:value-type="string">
            <text:p>Calculated Variables</text:p>
          </table:table-cell>
          <table:table-cell table:number-columns-repeated="2"/>
          <table:table-cell table:style-name="ce1" office:value-type="string" calcext:value-type="string">
            <text:p>Maths</text:p>
          </table:table-cell>
          <table:table-cell table:number-columns-repeated="2"/>
          <table:table-cell table:style-name="ce1" office:value-type="string" calcext:value-type="string">
            <text:p>Equation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eg diameter</text:p>
          </table:table-cell>
          <table:table-cell office:value-type="float" office:value="3.175" calcext:value-type="float">
            <text:p>3.175</text:p>
          </table:table-cell>
          <table:table-cell/>
          <table:table-cell office:value-type="string" calcext:value-type="string">
            <text:p>peg spac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curve</text:p>
          </table:table-cell>
          <table:table-cell table:formula="of:=[.B3]-2*[.B9]" office:value-type="float" office:value="53.5" calcext:value-type="float">
            <text:p>53.5</text:p>
          </table:table-cell>
          <table:table-cell/>
          <table:table-cell office:value-type="string" calcext:value-type="string">
            <text:p>Width = 2 half curve + group spacing = width – 2 * lr p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th</text:p>
          </table:table-cell>
          <table:table-cell table:formula="of:=2.5*25.4" office:value-type="float" office:value="63.5" calcext:value-type="float">
            <text:p>63.5</text:p>
          </table:table-cell>
          <table:table-cell/>
          <table:table-cell office:value-type="string" calcext:value-type="string">
            <text:p>width spacing</text:p>
          </table:table-cell>
          <table:table-cell table:formula="of:=[.B8]*[.E2]" office:value-type="float" office:value="1" calcext:value-type="float">
            <text:p>1</text:p>
          </table:table-cell>
          <table:table-cell/>
          <table:table-cell office:value-type="string" calcext:value-type="string">
            <text:p>half curve</text:p>
          </table:table-cell>
          <table:table-cell table:formula="of:=([.H2]-[.E5])/2" office:value-type="float" office:value="25.75" calcext:value-type="float">
            <text:p>25.75</text:p>
          </table:table-cell>
          <table:table-cell/>
          <table:table-cell office:value-type="string" calcext:value-type="string">
            <text:p>Height = half curve + small curve height + group spacing + 7 * group l = height – 2 * tb p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ght</text:p>
          </table:table-cell>
          <table:table-cell table:formula="of:=11.125*25.4" office:value-type="float" office:value="282.575" calcext:value-type="float">
            <text:p>282.575</text:p>
          </table:table-cell>
          <table:table-cell/>
          <table:table-cell office:value-type="string" calcext:value-type="string">
            <text:p>curve spacing</text:p>
          </table:table-cell>
          <table:table-cell table:formula="of:=[.E2]*[.B6]" office:value-type="float" office:value="1" calcext:value-type="float">
            <text:p>1</text:p>
          </table:table-cell>
          <table:table-cell/>
          <table:table-cell office:value-type="string" calcext:value-type="string">
            <text:p>inner radius</text:p>
          </table:table-cell>
          <table:table-cell table:formula="of:=[.H3]-2*[.E3]-2*[.B2]" office:value-type="float" office:value="17.4" calcext:value-type="float">
            <text:p>17.4</text:p>
          </table:table-cell>
          <table:table-cell/>
          <table:table-cell office:value-type="string" calcext:value-type="string">
            <text:p>group l = group + 5 peg + 5 peg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oup spacing</text:p>
          </table:table-cell>
          <table:table-cell table:formula="of:=[.E2]*[.B7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mall curve radius = (diam + group_width) /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/peg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roup width = (width – 9 diam – 6 width spacing) /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p/peg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small curve height = small radius + 2.5 diam + 2 width spac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/peg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R pad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B pad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peg diameter</text:p>
          </table:table-cell>
        </table:table-row>
        <table:table-row table:style-name="ro1">
          <table:table-cell table:number-columns-repeated="15"/>
          <table:table-cell office:value-type="float" office:value="3.175" calcext:value-type="float">
            <text:p>3.17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in ¼ circumference</text:p>
          </table:table-cell>
        </table:table-row>
        <table:table-row table:style-name="ro1">
          <table:table-cell table:number-columns-repeated="15"/>
          <table:table-cell table:formula="of:=[.P28]*5" office:value-type="float" office:value="15.875" calcext:value-type="float">
            <text:p>15.87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in radius</text:p>
          </table:table-cell>
        </table:table-row>
        <table:table-row table:style-name="ro1">
          <table:table-cell table:number-columns-repeated="15"/>
          <table:table-cell table:formula="of:=[.P31]*2/PI()" office:value-type="float" office:value="10.1063388863354" calcext:value-type="float">
            <text:p>10.1063388863354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nputs</text:p>
          </table:table-cell>
          <table:table-cell/>
          <table:table-cell table:style-name="ce1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width</text:p>
          </table:table-cell>
          <table:table-cell table:formula="of:=2.5*25.4" office:value-type="float" office:value="63.5" calcext:value-type="float">
            <text:p>63.5</text:p>
          </table:table-cell>
          <table:table-cell table:style-name="ce2" office:value-type="string" calcext:value-type="string">
            <text:p>s</text:p>
          </table:table-cell>
          <table:table-cell table:formula="of:=([.B3]-[.B2]/2-1.5*[.B4])/(7.5*[.B7]+28+4*[.B9]+0.5*[.B8]+[.B10])" office:value-type="float" office:value="4.11188524590164" calcext:value-type="float">
            <text:p>4.11188524590164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formula="of:=11.125*25.4" office:value-type="float" office:value="282.575" calcext:value-type="float">
            <text:p>282.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ay Inpu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/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/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/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22:15:09.259305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57:42.888408602</meta:creation-date>
    <dc:date>2020-02-11T22:58:02.054345165</dc:date>
    <meta:editing-duration>PT1H5M58S</meta:editing-duration>
    <meta:editing-cycles>2</meta:editing-cycles>
    <meta:generator>LibreOffice/6.0.7.3$Linux_X86_64 LibreOffice_project/00m0$Build-3</meta:generator>
    <meta:document-statistic meta:table-count="2" meta:cell-count="64" meta:object-count="0"/>
  </office:meta>
</office:document-meta>
</file>